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413cm" style:rel-column-width="8075*"/>
    </style:style>
    <style:style style:name="Tabella1.B" style:family="table-column">
      <style:table-column-properties style:column-width="10.795cm" style:rel-column-width="25539*"/>
    </style:style>
    <style:style style:name="Tabella1.C" style:family="table-column">
      <style:table-column-properties style:column-width="0.796cm" style:rel-column-width="1882*"/>
    </style:style>
    <style:style style:name="Tabella1.D" style:family="table-column">
      <style:table-column-properties style:column-width="1.813cm" style:rel-column-width="4289*"/>
    </style:style>
    <style:style style:name="Tabella1.E" style:family="table-column">
      <style:table-column-properties style:column-width="1.815cm" style:rel-column-width="4294*"/>
    </style:style>
    <style:style style:name="Tabella1.J" style:family="table-column">
      <style:table-column-properties style:column-width="1.817cm" style:rel-column-width="4300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49a2d9" officeooo:paragraph-rsid="0049a2d9" style:font-size-asian="6pt" style:font-weight-asian="bold" style:font-size-complex="6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officeooo:rsid="00197d1e"/>
    </style:style>
    <style:style style:name="T3" style:family="text">
      <style:text-properties fo:color="#000000" officeooo:rsid="001ea072"/>
    </style:style>
    <style:style style:name="T4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column table:style-name="Tabella1.J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1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5">GAMMA</text:p>
            </table:table-cell>
            <table:table-cell table:style-name="Tabella1.A1" office:value-type="string">
              <text:p text:style-name="P14">SOSP<text:span text:style-name="T4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4">ENZ</text:span></text:p>
            </table:table-cell>
            <table:table-cell table:style-name="Tabella1.J1" office:value-type="string">
              <text:p text:style-name="P12">FORN<text:span text:style-name="T4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A3" office:value-type="string">
            <text:p text:style-name="P7"><text:placeholder text:placeholder-type="text">&lt;o.name.title()&gt;</text:placeholder> <text:placeholder text:placeholder-type="text">&lt;o.colour&gt;</text:placeholder> <text:span text:style-name="T3">(</text:span><text:span text:style-name="T3"><text:placeholder text:placeholder-type="text">&lt;o.q_x_pack&gt;</text:placeholder></text:span><text:span text:style-name="T3"> pz.)</text:span></text:p>
          </table:table-cell>
          <table:table-cell table:style-name="Tabella1.A3" office:value-type="string">
            <text:p text:style-name="P8"><text:placeholder text:placeholder-type="text">&lt;get_gamma(o)&gt;</text:placeholder></text:p>
          </table:table-cell>
          <table:table-cell table:style-name="Tabella1.A3" office:value-type="string">
            <text:p text:style-name="P9"><text:placeholder text:placeholder-type="text">&lt;order&gt;</text:placeholder></text:p>
          </table:table-cell>
          <table:table-cell table:style-name="Tabella1.A3" office:value-type="string">
            <text:p text:style-name="P11"><text:placeholder text:placeholder-type="text">&lt;virtual&gt;</text:placeholder></text:p>
          </table:table-cell>
          <table:table-cell table:style-name="Tabella1.A3" office:value-type="string">
            <text:p text:style-name="P10"><text:placeholder text:placeholder-type="text">&lt;inventory&gt;</text:placeholder></text:p>
          </table:table-cell>
          <table:table-cell table:style-name="Tabella1.A3" office:value-type="string">
            <text:p text:style-name="P9"><text:placeholder text:placeholder-type="text">&lt;load&gt;</text:placeholder></text:p>
          </table:table-cell>
          <table:table-cell table:style-name="Tabella1.A3" office:value-type="string">
            <text:p text:style-name="P9"><text:placeholder text:placeholder-type="text">&lt;unload&gt;</text:placeholder></text:p>
          </table:table-cell>
          <table:table-cell table:style-name="Tabella1.A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Stampa effettuata il <text:span text:style-name="MT1"><text:placeholder text:placeholder-type="text">&lt;get_date()&gt;</text:placeholder></text:span><text:tab/><text:span text:style-name="MT2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0-25T14:06:28.934093268</dc:date>
    <dc:creator>thebrush </dc:creator>
    <meta:editing-duration>PT3H57M59S</meta:editing-duration>
    <meta:editing-cycles>59</meta:editing-cycles>
    <meta:document-statistic meta:table-count="1" meta:image-count="0" meta:object-count="0" meta:page-count="1" meta:paragraph-count="24" meta:word-count="58" meta:character-count="407" meta:non-whitespace-character-count="376"/>
  </office:meta>
</office:document-meta>
</file>